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9" style:family="table-cell" style:parent-style-name="Default" style:data-style-name="N3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8pt" style:font-size-asian="8pt" style:font-size-complex="8pt"/>
    </style:style>
    <style:style style:name="ce12" style:family="table-cell" style:parent-style-name="Default" style:data-style-name="N30">
      <style:table-cell-properties fo:border="thin solid #000000" style:vertical-align="middle" fo:wrap-option="wrap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1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/>
    </style:style>
    <style:style style:name="ce15" style:family="table-cell" style:parent-style-name="_21315__20998__20301_" style:data-style-name="N58">
      <style:table-cell-properties fo:border="thin solid #000000" style:vertical-align="middle" fo:wrap-option="wrap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33.7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44.2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59.25pt" style:use-optimal-row-height="true" fo:break-before="auto"/>
    </style:style>
    <style:style style:name="ro11" style:family="table-row">
      <style:table-row-properties style:row-height="34.5pt" style:use-optimal-row-height="tru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35.25pt" style:use-optimal-row-height="true" fo:break-before="auto"/>
    </style:style>
    <style:style style:name="ro14" style:family="table-row">
      <style:table-row-properties style:row-height="34.9pt" style:use-optimal-row-height="fals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1">
            <text:p><text:span text:style-name="T1">臺東縣政府</text:span>106<text:span text:style-name="T1">年度對議員所提地方建設建議事項處理明細表</text:span>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<text:span text:style-name="T1">至</text:span>106<text:span text:style-name="T1">年</text:span>12<text:span text:style-name="T1">月止</text:span>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3">
          <table:table-cell office:value-type="string" table:style-name="ce6">
            <text:p><text:span text:style-name="T2">表</text:span>4</text:p>
          </table:table-cell>
          <table:table-cell office:value-type="string" table:number-columns-spanned="7" table:number-rows-spanned="1" table:style-name="ce16">
            <text:p>(<text:span text:style-name="T3">本表為半年報</text:span>)</text:p>
          </table:table-cell>
          <table:covered-table-cell table:number-columns-repeated="6"/>
          <table:table-cell office:value-type="string" table:style-name="ce7">
            <text:p><text:span text:style-name="T2">單位：千元</text:span>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17">
            <text:p><text:span text:style-name="T2">議員姓名</text:span></text:p>
          </table:table-cell>
          <table:table-cell office:value-type="string" table:number-columns-spanned="1" table:number-rows-spanned="2" table:style-name="ce17">
            <text:p><text:span text:style-name="T2">建議項目及內容</text:span></text:p>
          </table:table-cell>
          <table:table-cell office:value-type="string" table:number-columns-spanned="1" table:number-rows-spanned="2" table:style-name="ce17">
            <text:p><text:span text:style-name="T2">建議地點</text:span></text:p>
          </table:table-cell>
          <table:table-cell office:value-type="string" table:number-columns-spanned="1" table:number-rows-spanned="2" table:style-name="ce17">
            <text:p><text:span text:style-name="T2">建議金額</text:span></text:p>
          </table:table-cell>
          <table:table-cell office:value-type="string" table:number-columns-spanned="5" table:number-rows-spanned="1" table:style-name="ce17">
            <text:p><text:span text:style-name="T2">核定情形</text:span></text:p>
          </table:table-cell>
          <table:covered-table-cell table:number-columns-repeated="4"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<text:span text:style-name="T2">核定金額</text:span></text:p>
          </table:table-cell>
          <table:table-cell office:value-type="string" table:style-name="ce8">
            <text:p><text:span text:style-name="T2">經費支用科目</text:span></text:p>
          </table:table-cell>
          <table:table-cell office:value-type="string" table:style-name="ce8">
            <text:p><text:span text:style-name="T2">主辦機關</text:span></text:p>
          </table:table-cell>
          <table:table-cell office:value-type="string" table:style-name="ce8">
            <text:p><text:span text:style-name="T2">招標方式</text:span></text:p>
          </table:table-cell>
          <table:table-cell office:value-type="string" table:style-name="ce8">
            <text:p><text:span text:style-name="T2">得標廠商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太麻里金山金針產銷班班場所</text:span><text:span text:style-name="T6">-</text:span><text:span text:style-name="T7">電動伸縮大門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85" table:style-name="ce10">
            <text:p>85</text:p>
          </table:table-cell>
          <table:table-cell office:value-type="float" office:value="85" table:style-name="ce10">
            <text:p>8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地區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關山鎮電光里、新福里及月眉里路燈增設及新設板橋等三件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金泓土木包工業、峰佑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農民活動中心教育訓練場所</text:span><text:span text:style-name="T6">-</text:span><text:span text:style-name="T7">氣冷式冰水主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95" table:style-name="ce10">
            <text:p>295</text:p>
          </table:table-cell>
          <table:table-cell office:value-type="float" office:value="300" table:style-name="ce10">
            <text:p>3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秀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農民活動中心教育訓練場所</text:span><text:span text:style-name="T6">-</text:span><text:span text:style-name="T7">氣冷式冰水主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慶豐村慶錦路兩側花台反光導標增設工程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池上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新興鐵工廠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社區廚房等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大武鄉尚武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谷電器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林秀信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馬當部落臨時聚會所</text:span><text:span text:style-name="T6">-</text:span><text:span text:style-name="T7">臨時接水及環境清理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馬當拉中華大橋協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東皇昌五金工具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建農里路口監錄系統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榮農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笙暘科技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飲水機、擴大機等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鹿野鄉龍田崑慈堂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鼎立企業社</text:span><text:span text:style-name="T11">,</text:span><text:span text:style-name="T12">前極視聽音響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忠勇及長濱村環境設施改善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長濱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陸安聚會所鐵製組合櫃等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池上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順裕鐵材股份有限公司</text:span><text:span text:style-name="T11">,</text:span><text:span text:style-name="T12">永詮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富岡里老人文康活動中心鐵門汰舊換新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style-name="ce12"/>
          <table:table-cell office:value-type="string" table:style-name="ce12">
            <text:p><text:span text:style-name="T12">宏勝土木包工業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社區活動中心防盜監錄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卑南鄉嘉豐文化教育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外籍兵團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重安社區產業道路支線增設</text:span><text:span text:style-name="T6">PC</text:span><text:span text:style-name="T7">路面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重安社區產業道路支線增設</text:span><text:span text:style-name="T6">PC</text:span><text:span text:style-name="T7">路面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太麻里鄉美和村活動中心鋪設地磚工程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太麻里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景霖園藝工程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書法教室修繕工程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池上鄉福原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雅華裝璜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</text:span><text:span text:style-name="T6">-</text:span><text:span text:style-name="T7">會議室冷氣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卑南鄉民眾服務社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旭昇電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冷氣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民眾服務社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國利電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臺東分局永樂派出所電腦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基萌水電行</text:span><text:span text:style-name="T11">,</text:span><text:span text:style-name="T12">明峻電腦資訊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會議週邊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7" table:style-name="ce10">
            <text:p>97</text:p>
          </table:table-cell>
          <table:table-cell office:value-type="float" office:value="97" table:style-name="ce10">
            <text:p>97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灣原住民東美文教終身學習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秀信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相機、黑白多功能複合式影印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希望關懷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汎星電腦社</text:span><text:span text:style-name="T11">,</text:span><text:span text:style-name="T12">泓皓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民俗體育</text:span><text:span text:style-name="T6">-</text:span><text:span text:style-name="T7">臺灣獅、白鐵製拖鼓車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關山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金奇企業社、鴻嘉樂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推展傳統技藝充實器材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正旭電動工具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保防科改善辦公室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翰誠企業有限公司</text:span><text:span text:style-name="T11">,</text:span><text:span text:style-name="T12">東農電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興昌番荔枝產銷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東河鄉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田石雄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興昌蕃荔枝產銷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東河鄉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成功大隊東河分隊義勇消防組織陸域搶救災害用救助裝備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訂製五尺實木雙層櫃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藝典室內裝潢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環式洽談桌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豐田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東人文教育用品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度改善校園教學</text:span><text:span text:style-name="T6">-</text:span><text:span text:style-name="T7">飲水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光明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鼎立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秀信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及充實教學</text:span><text:span text:style-name="T6">-</text:span><text:span text:style-name="T7">獎盃置物櫃等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大鳥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秀信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環境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7" table:style-name="ce10">
            <text:p>97</text:p>
          </table:table-cell>
          <table:table-cell office:value-type="float" office:value="97" table:style-name="ce10">
            <text:p>97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大武鄉大武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成功教育用品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度改善校園教學</text:span><text:span text:style-name="T6">-</text:span><text:span text:style-name="T7">遮光窗簾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光明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新南美企業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達仁鄉新興新化興建</text:span><text:span text:style-name="T6">100</text:span><text:span text:style-name="T7">噸蓄水池工程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400" table:style-name="ce10">
            <text:p>400</text:p>
          </table:table-cell>
          <table:table-cell office:value-type="float" office:value="400" table:style-name="ce10">
            <text:p>4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田石雄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武鄉尚武村中溪路道路改善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保防科改善辦公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向陽窗簾坊</text:span><text:span text:style-name="T11">,</text:span><text:span text:style-name="T12">明峻電腦資訊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充實辦公室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充實辦公室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7" table:style-name="ce10">
            <text:p>97</text:p>
          </table:table-cell>
          <table:table-cell office:value-type="float" office:value="97" table:style-name="ce10">
            <text:p>97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充實辦公室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達仁鄉拉力坂興建蓄水池工程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卑南鄉、太麻里鄉、台東市興建</text:span><text:span text:style-name="T6">8</text:span><text:span text:style-name="T7">座</text:span><text:span text:style-name="T6">100</text:span><text:span text:style-name="T7">噸蓄水池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840" table:style-name="ce10">
            <text:p>1840</text:p>
          </table:table-cell>
          <table:table-cell office:value-type="float" office:value="1840" table:style-name="ce10">
            <text:p>18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全彩戶外字幕機及監視器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關山鎮天后宮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督察科冷氣機及逆滲透純水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6" table:style-name="ce10">
            <text:p>46</text:p>
          </table:table-cell>
          <table:table-cell office:value-type="float" office:value="46" table:style-name="ce10">
            <text:p>4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益發電器行、東農電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督察科冷氣機及逆滲透純水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6" table:style-name="ce10">
            <text:p>46</text:p>
          </table:table-cell>
          <table:table-cell office:value-type="float" office:value="46" table:style-name="ce10">
            <text:p>4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益發電器行、東農電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分局寧埔派出所待勤室修繕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捷特工程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大隊鹿野分隊</text:span><text:span text:style-name="T6">106</text:span><text:span text:style-name="T7">年爭取分隊辦公廳舍</text:span><text:span text:style-name="T6">-OA</text:span><text:span text:style-name="T7">辦公屏風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宸新成信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隆昌村辦公處</text:span><text:span text:style-name="T6">-</text:span><text:span text:style-name="T7">電視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13" table:style-name="ce10">
            <text:p>13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東河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祥利冷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改善教學環境</text:span><text:span text:style-name="T6">-</text:span><text:span text:style-name="T7">健康步道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仁愛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蘭馨文教事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少年警察隊</text:span><text:span text:style-name="T6">106</text:span><text:span text:style-name="T7">年度冷氣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8" table:style-name="ce10">
            <text:p>48</text:p>
          </table:table-cell>
          <table:table-cell office:value-type="float" office:value="48" table:style-name="ce10">
            <text:p>4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大同綜合訊電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少年警察隊</text:span><text:span text:style-name="T6">106</text:span><text:span text:style-name="T7">年度冷氣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8" table:style-name="ce10">
            <text:p>48</text:p>
          </table:table-cell>
          <table:table-cell office:value-type="float" office:value="48" table:style-name="ce10">
            <text:p>4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大同綜合訊電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秀信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少年警察隊</text:span><text:span text:style-name="T6">106</text:span><text:span text:style-name="T7">年度冷氣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大同綜合訊電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教學用液晶電視等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卑南鄉大南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元組資訊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消防大隊鹿野分隊鹿野義消分隊山域事故搜索裝備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外籍兵團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數位式影印機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85" table:style-name="ce10">
            <text:p>85</text:p>
          </table:table-cell>
          <table:table-cell office:value-type="float" office:value="85" table:style-name="ce10">
            <text:p>8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鄉民眾服務社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震旦行股份有限公司台東分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誼廳</text:span><text:span text:style-name="T6">-</text:span><text:span text:style-name="T7">圓桌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敬山宮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振泰木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</text:span><text:span text:style-name="T6">-</text:span><text:span text:style-name="T7">鐵櫃、圓盤桌腳組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總工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翰誠企業有限公司</text:span>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及會議桌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鄉大溪社區部落文化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外籍兵團企業社</text:span><text:span text:style-name="T11">,</text:span><text:span text:style-name="T12">正昕電腦資訊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校舍粉刷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長濱鄉長濱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欽軒工程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電腦及影印機設備</text:span></text:p>
          </table:table-cell>
          <table:table-cell office:value-type="string" table:style-name="ce9">
            <text:p><text:span text:style-name="T7">延平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基督教種子之家全人關懷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蔚宏資訊有限公司</text:span><text:span text:style-name="T11">,</text:span><text:span text:style-name="T12">互盛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教學</text:span><text:span text:style-name="T6">-</text:span><text:span text:style-name="T7">數位攝影機等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48" table:style-name="ce10">
            <text:p>48</text:p>
          </table:table-cell>
          <table:table-cell office:value-type="float" office:value="48" table:style-name="ce10">
            <text:p>4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阿里擺文教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外籍兵團企業社</text:span><text:span text:style-name="T11">,</text:span><text:span text:style-name="T12">正昕電腦資訊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環境</text:span><text:span text:style-name="T6">-</text:span><text:span text:style-name="T7">橡膠健康步道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寶桑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小朋友文教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辦公椅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招美傢俱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田石雄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後勤科知本警光山莊電冰箱及化妝椅改善住宿品質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89" table:style-name="ce10">
            <text:p>89</text:p>
          </table:table-cell>
          <table:table-cell office:value-type="float" office:value="89" table:style-name="ce10">
            <text:p>8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一家傢俱行</text:span><text:span text:style-name="T11">,</text:span><text:span text:style-name="T12">益發電器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新武天主堂</text:span><text:span text:style-name="T6">-</text:span><text:span text:style-name="T7">折合椅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新武天主堂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太麻里鄉大王段農路改善工程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太麻里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銀川街路面改善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80" table:style-name="ce10">
            <text:p>8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田石雄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銀川街路面改善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銀川街路面改善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中興路三段</text:span><text:span text:style-name="T6">477</text:span><text:span text:style-name="T7">巷及</text:span><text:span text:style-name="T6">401</text:span><text:span text:style-name="T7">巷路面改善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機車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肢體障礙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交通隊違規車輛移置保管場增設儲藏室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台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臺東分局建蘭派出所</text:span><text:span text:style-name="T6">-</text:span><text:span text:style-name="T7">分離式冷氣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田石雄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style-name="ce10">
            <text:p>1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交通執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環境</text:span><text:span text:style-name="T6">-</text:span><text:span text:style-name="T7">籃板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成功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東人文教育用品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重機械操作場地鐵板圍籬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國立台東專科學校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林秀信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戶外活動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卡大地布文化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汎星電腦社</text:span><text:span text:style-name="T11">,</text:span><text:span text:style-name="T12">北淞企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校園環境</text:span><text:span text:style-name="T6">-</text:span><text:span text:style-name="T7">鐵捲門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池上鄉福原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勝成材料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高速直線縫紉機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新興傳統鼓樂團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臺灣喜佳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成功大隊成功分隊所屬義消分隊災害搶救救助裝備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倡昇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成功大隊成功分隊所屬義消分隊災害搶救救助裝備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倡昇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環保桌、椅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建國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優美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環保桌、椅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建國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優美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強國里辦公處監視系統汰換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笙暘科技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新港區漁會資訊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69" table:style-name="ce10">
            <text:p>69</text:p>
          </table:table-cell>
          <table:table-cell office:value-type="float" office:value="69" table:style-name="ce10">
            <text:p>6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新港區漁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互盛股份有限公司</text:span><text:span text:style-name="T11">,</text:span><text:span text:style-name="T12">汎高科技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台東分隊所屬第一防火宣導分隊</text:span><text:span text:style-name="T6">106</text:span><text:span text:style-name="T7">年度相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冷氣及資料櫃等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55" table:style-name="ce10">
            <text:p>55</text:p>
          </table:table-cell>
          <table:table-cell office:value-type="float" office:value="55" table:style-name="ce10">
            <text:p>5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社團法人臺東縣失智者關懷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泰鐵櫃行</text:span><text:span text:style-name="T11">,</text:span><text:span text:style-name="T12">縈隆企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校園教學環境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達仁鄉土坂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正益儀器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災害搶救科手持式及落地式拋繩器裝備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88" table:style-name="ce10">
            <text:p>288</text:p>
          </table:table-cell>
          <table:table-cell office:value-type="float" office:value="288" table:style-name="ce10">
            <text:p>28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秀信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災害搶救科手持式及落地式拋繩器裝備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8" table:style-name="ce10">
            <text:p>48</text:p>
          </table:table-cell>
          <table:table-cell office:value-type="float" office:value="48" table:style-name="ce10">
            <text:p>4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東河鄉產業道路環境整治工程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東河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歐式流理台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3" table:style-name="ce10">
            <text:p>93</text:p>
          </table:table-cell>
          <table:table-cell office:value-type="float" office:value="93" table:style-name="ce10">
            <text:p>93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社團法人臺東縣外籍配偶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防護裝備</text:span><text:span text:style-name="T6">-</text:span><text:span text:style-name="T7">防護靴、安全帽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信昌機車材料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幼兒園影印機等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卑南鄉賓朗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正益儀器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龍泉路</text:span><text:span text:style-name="T6">139</text:span><text:span text:style-name="T7">巷上方邊坡擋土牆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保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龍泉路</text:span><text:span text:style-name="T6">139</text:span><text:span text:style-name="T7">巷上方邊坡擋土牆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保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龍泉路</text:span><text:span text:style-name="T6">139</text:span><text:span text:style-name="T7">巷上方邊坡擋土牆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50" table:style-name="ce10">
            <text:p>250</text:p>
          </table:table-cell>
          <table:table-cell office:value-type="float" office:value="250" table:style-name="ce10">
            <text:p>2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保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龍泉路</text:span><text:span text:style-name="T6">139</text:span><text:span text:style-name="T7">巷上方邊坡擋土牆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600" table:style-name="ce10">
            <text:p>600</text:p>
          </table:table-cell>
          <table:table-cell office:value-type="float" office:value="600" table:style-name="ce10">
            <text:p>6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保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龍泉路</text:span><text:span text:style-name="T6">139</text:span><text:span text:style-name="T7">巷上方邊坡擋土牆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保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豐年路一段</text:span><text:span text:style-name="T6">171</text:span><text:span text:style-name="T7">巷新設欄杆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9" table:style-name="ce10">
            <text:p>49</text:p>
          </table:table-cell>
          <table:table-cell office:value-type="float" office:value="49" table:style-name="ce10">
            <text:p>4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禮堂箱型水冷式冷氣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老人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聯勝企業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成功大隊成功分隊</text:span><text:span text:style-name="T6">-</text:span><text:span text:style-name="T7">消防人員水上救生用水域裝備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新台北潛水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太麻里鄉民代表會設施改善</text:span><text:span text:style-name="T6">-</text:span><text:span text:style-name="T7">飲水機及電冰箱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太麻里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禮堂箱型水冷式冷氣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老人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聯勝企業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卑南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塔加企業有限公司</text:span><text:span text:style-name="T11">,</text:span><text:span text:style-name="T12">翰誠企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倉庫修繕</text:span><text:span text:style-name="T6">-B01</text:span><text:span text:style-name="T7">倉庫外牆防水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長濱鄉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倉庫修繕</text:span><text:span text:style-name="T6">-B02</text:span><text:span text:style-name="T7">倉庫外牆防水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長濱鄉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冷氣機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成功地政事務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益發電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公糧收購碾米加工廠</text:span><text:span text:style-name="T6">-</text:span><text:span text:style-name="T7">空壓機等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300" table:style-name="ce10">
            <text:p>300</text:p>
          </table:table-cell>
          <table:table-cell office:value-type="float" office:value="300" table:style-name="ce10">
            <text:p>3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關山鎮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冷氣、印表機等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關山鎮北庄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槌球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鹿野鄉巴卡拉子文化傳承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百凱體育用品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綠島辦公室鐵捲門汰舊換新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78" table:style-name="ce10">
            <text:p>78</text:p>
          </table:table-cell>
          <table:table-cell office:value-type="float" office:value="78" table:style-name="ce10">
            <text:p>7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戶政事務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瑞隆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保險部辦公室地板整修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成功鎮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大隊池上分隊</text:span><text:span text:style-name="T6">-</text:span><text:span text:style-name="T7">池上義消分隊個人火災搶救防護及救援裝備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臺灣開廣股份有限公司</text:span><text:span text:style-name="T11">,</text:span><text:span text:style-name="T12">百岳登山體育用品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擴充富源活動中心桌球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6" table:style-name="ce10">
            <text:p>96</text:p>
          </table:table-cell>
          <table:table-cell office:value-type="float" office:value="96" table:style-name="ce10">
            <text:p>9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卑南鄉富源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地勇士商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各里零星工程及新建水塔與巷道農路排水溝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各里零星工程及新建水塔與巷道農路排水溝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各里零星工程及新建水塔與巷道農路排水溝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各里零星工程及新建水塔與巷道農路排水溝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各里零星工程及新建水塔與巷道農路排水溝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各里零星工程及新建水塔與巷道農路排水溝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250" table:style-name="ce10">
            <text:p>250</text:p>
          </table:table-cell>
          <table:table-cell office:value-type="float" office:value="250" table:style-name="ce10">
            <text:p>2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撞球桌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鹿野鄉老人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椅子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家庭照顧者關懷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改善會館</text:span><text:span text:style-name="T6">-</text:span><text:span text:style-name="T7">工業扇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19" table:style-name="ce10">
            <text:p>19</text:p>
          </table:table-cell>
          <table:table-cell office:value-type="float" office:value="19" table:style-name="ce10">
            <text:p>1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池上鄉福文老人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同綜合訊電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臺東分局利嘉派出所監錄系統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分局第三組</text:span><text:span text:style-name="T6">-</text:span><text:span text:style-name="T7">水冷扇、電風扇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88" table:style-name="ce10">
            <text:p>88</text:p>
          </table:table-cell>
          <table:table-cell office:value-type="float" office:value="88" table:style-name="ce10">
            <text:p>8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如意電氣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分局勤務指揮中心增設視訊會議室</text:span><text:span text:style-name="T6">-</text:span><text:span text:style-name="T7">水冷扇、冷氣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76" table:style-name="ce10">
            <text:p>76</text:p>
          </table:table-cell>
          <table:table-cell office:value-type="float" office:value="76" table:style-name="ce10">
            <text:p>7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大同綜合訊電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田石雄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農民活動中心教育訓練場所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會館活動</text:span><text:span text:style-name="T6">-</text:span><text:span text:style-name="T7">點歌機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35" table:style-name="ce10">
            <text:p>35</text:p>
          </table:table-cell>
          <table:table-cell office:value-type="float" office:value="35" table:style-name="ce10">
            <text:p>3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卑南鄉賓朗老人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優聲音響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環境</text:span><text:span text:style-name="T6">-</text:span><text:span text:style-name="T7">冷氣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卑南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吉鋒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太麻里地區農會活動中心修繕工程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太麻里地區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裕億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80" table:style-name="ce10">
            <text:p>8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卑南鄉三塊厝天后宮文化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卑南家政班第</text:span><text:span text:style-name="T6">1</text:span><text:span text:style-name="T7">班</text:span><text:span text:style-name="T6">106</text:span><text:span text:style-name="T7">年度器材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地區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text:span text:style-name="T11">,</text:span><text:span text:style-name="T12">玉記香料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飲水機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平文衡殿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立國商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臺東大隊特搜分隊</text:span><text:span text:style-name="T6">106</text:span><text:span text:style-name="T7">年度強化繩索救援能力</text:span><text:span text:style-name="T6">-</text:span><text:span text:style-name="T7">救助裝備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烜毅實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和平里及信義里產業道路及排水溝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南興村水源農路改善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鳥往彩泉擋土牆興建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鳥往彩泉擋土牆興建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鳥往彩泉擋土牆興建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180" table:style-name="ce10">
            <text:p>180</text:p>
          </table:table-cell>
          <table:table-cell office:value-type="float" office:value="180" table:style-name="ce10">
            <text:p>1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三仙里產業道路支線增設版橋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三仙里產業道路支線增設版橋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宜灣社區產業道路支線鋪設</text:span><text:span text:style-name="T6">PC</text:span><text:span text:style-name="T7">路面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三仙里產業道路支線增設版橋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第三組及金峰分駐所充實辦公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崁頂教會充實廣播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台灣基督長老教會崁頂教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沙發組、主管桌及除濕機（蘭嶼辦公室）等汰換添購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戶政事務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翰誠企業有限公司</text:span><text:span text:style-name="T11">,</text:span><text:span text:style-name="T12">如意電氣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飲水機（蘭嶼及綠島辦公室）、電冰箱（蘭嶼辦公室）等汰換添購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87" table:style-name="ce10">
            <text:p>87</text:p>
          </table:table-cell>
          <table:table-cell office:value-type="float" office:value="87" table:style-name="ce10">
            <text:p>87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台東戶政事務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辰斌企業社</text:span><text:span text:style-name="T11">,</text:span><text:span text:style-name="T12">八ㄚ旺實業有限公司</text:span>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海端鄉紅石段</text:span><text:span text:style-name="T6">85</text:span><text:span text:style-name="T7">地號</text:span><text:span text:style-name="T6">100</text:span><text:span text:style-name="T7">噸蓄水池興建工程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池上鄉水墜段</text:span><text:span text:style-name="T6">888</text:span><text:span text:style-name="T7">地號</text:span><text:span text:style-name="T6">100</text:span><text:span text:style-name="T7">噸蓄水池興建工程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關山鎮日出段</text:span><text:span text:style-name="T6">940-1</text:span><text:span text:style-name="T7">地號</text:span><text:span text:style-name="T6">100</text:span><text:span text:style-name="T7">噸蓄水池興建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蘭嶼鄉朗島國小學校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82" table:style-name="ce10">
            <text:p>82</text:p>
          </table:table-cell>
          <table:table-cell office:value-type="float" office:value="82" table:style-name="ce10">
            <text:p>82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蘭嶼鄉朗島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三間村大俱來農路改善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長濱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卡大地布文化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汎星電腦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加羅板活動中心改善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加羅板活動中心改善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300" table:style-name="ce10">
            <text:p>300</text:p>
          </table:table-cell>
          <table:table-cell office:value-type="float" office:value="300" table:style-name="ce10">
            <text:p>3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度辦公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殘障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充實辦公廳及議事廳</text:span><text:span text:style-name="T6">-</text:span><text:span text:style-name="T7">實木辦公桌等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民代表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槌球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東河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宏文書局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香蘭村活動中心修繕工程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太麻里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度辦公室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蘭嶼鄉椰油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康樂、新園社區照顧關懷據點</text:span><text:span text:style-name="T6">-</text:span><text:span text:style-name="T7">筆記型電腦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東甯志工服務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北淞企業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筆記型電腦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知本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北淞企業有限公司</text:span>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中國青年救國團直屬臺灣省臺東縣團務指導委員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翰誠企業有限公司</text:span><text:span text:style-name="T11">,</text:span><text:span text:style-name="T12">正益儀器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除濕機、照明檯燈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5" table:style-name="ce10">
            <text:p>25</text:p>
          </table:table-cell>
          <table:table-cell office:value-type="float" office:value="25" table:style-name="ce10">
            <text:p>2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無盡雅集畫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全國電子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會議桌椅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岩灣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字幕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岩灣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東河鄉高原段</text:span><text:span text:style-name="T6">443</text:span><text:span text:style-name="T7">地號興建</text:span><text:span text:style-name="T6">100</text:span><text:span text:style-name="T7">噸蓄水池工程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250" table:style-name="ce10">
            <text:p>250</text:p>
          </table:table-cell>
          <table:table-cell office:value-type="float" office:value="250" table:style-name="ce10">
            <text:p>2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監視系統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7" table:style-name="ce10">
            <text:p>97</text:p>
          </table:table-cell>
          <table:table-cell office:value-type="float" office:value="97" table:style-name="ce10">
            <text:p>97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知本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帳蓬設備</text:span></text:p>
          </table:table-cell>
          <table:table-cell office:value-type="string" table:style-name="ce9">
            <text:p><text:span text:style-name="T7">綠島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綠島潛水運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馬蘭文藝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永安村基礎設施改善工程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style-name="ce10">
            <text:p>1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鹿野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鹿野鄉鹿野村道路基礎設施改善工程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鹿野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樟原村中溪農路改善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長濱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豐年家政班第</text:span><text:span text:style-name="T6">1</text:span><text:span text:style-name="T7">班</text:span><text:span text:style-name="T6">-1</text:span><text:span text:style-name="T7">層</text:span><text:span text:style-name="T6">2</text:span><text:span text:style-name="T7">盤</text:span><text:span text:style-name="T6">EGO</text:span><text:span text:style-name="T7">下架子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地區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環境</text:span><text:span text:style-name="T6">-</text:span><text:span text:style-name="T7">冷氣機設備</text:span></text:p>
          </table:table-cell>
          <table:table-cell office:value-type="string" table:style-name="ce9">
            <text:p><text:span text:style-name="T7">綠島鄉</text:span>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綠島鄉綠島國民小學</text:span></text:p>
          </table:table-cell>
          <table:table-cell office:value-type="string" table:style-name="ce12">
            <text:p><text:span text:style-name="T12">公開招標</text:span></text:p>
          </table:table-cell>
          <table:table-cell office:value-type="string" table:style-name="ce12">
            <text:p><text:span text:style-name="T12">賓赫企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改善校園環境</text:span><text:span text:style-name="T6">-</text:span><text:span text:style-name="T7">鋪設倍力磚工程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池上鄉福原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臺東分局廳舍騎樓及人行道整建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行政環境設備</text:span></text:p>
          </table:table-cell>
          <table:table-cell office:value-type="string" table:style-name="ce9">
            <text:p><text:span text:style-name="T7">延平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延平鄉紅葉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達仁鄉雜糧產銷班第</text:span><text:span text:style-name="T6">3</text:span><text:span text:style-name="T7">班</text:span><text:span text:style-name="T6">-</text:span><text:span text:style-name="T7">動力中耕機、抽水機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80" table:style-name="ce10">
            <text:p>8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太麻里地區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池上斷層解說牆修復工程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池上鄉大坡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用品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卑南鄉泰安受東宮文化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行動學習教學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關山鎮關山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飲水機、冰箱、快速爐等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成功鎮三仙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漆彈球隊護具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體育會漆彈委員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欣儒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新化教會視聽設備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台灣基督長老教會新化教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健康中心冷氣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富岡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幼兒園陽台遮陽網設置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卑南鄉東成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吹葉機等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2017</text:span><text:span text:style-name="T7">第五屆全國原住民排灣族魯凱族民俗競技運動會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達仁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2017</text:span><text:span text:style-name="T7">第五屆全國原住民排灣族魯凱族民俗競技運動會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280" table:style-name="ce10">
            <text:p>280</text:p>
          </table:table-cell>
          <table:table-cell office:value-type="float" office:value="280" table:style-name="ce10">
            <text:p>2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達仁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2017</text:span><text:span text:style-name="T7">第五屆全國原住民排灣族魯凱族民俗競技運動會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達仁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舉重夢翔館辦公室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台東縣立知本國民中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資訊設備及救災器材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中華民國紅十字會臺灣省臺東縣支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興農產業道路及富榮路排水設施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德高里排水溝蓋板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79" table:style-name="ce10">
            <text:p>79</text:p>
          </table:table-cell>
          <table:table-cell office:value-type="float" office:value="79" table:style-name="ce10">
            <text:p>7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鄉大王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廣播電子字幕燈看板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漆彈運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9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森永天主堂傳教教學週邊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花蓮教區大武鄉森永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擴大機等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池上鄉聖文殿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LED</text:span><text:span text:style-name="T7">戶外防水全彩字幕機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80" table:style-name="ce10">
            <text:p>8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池上鄉聖文殿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跳鼓陣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關山鎮中福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鹿野堂區視聽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鹿野堂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紅石溪旁排水改善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秀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紅石溪旁排水改善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成功分局寧埔派出所辦公室冷氣機、展示櫃、電視櫃等設備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49" table:style-name="ce10">
            <text:p>49</text:p>
          </table:table-cell>
          <table:table-cell office:value-type="float" office:value="49" table:style-name="ce10">
            <text:p>4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保安隊</text:span><text:span text:style-name="T6">[</text:span><text:span text:style-name="T7">、交通隊及臺東分局水冷扇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校園環境修繕及教學用磁性白板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豐田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海端天主堂財物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海端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活動用戶外廣播第一期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蘭嶼鄉野銀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臺東市南榮里裝設監控系統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卑南鄉鎮樂段</text:span><text:span text:style-name="T6">124</text:span><text:span text:style-name="T7">地號興建蓄水池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田石雄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卑南鄉鎮樂段</text:span><text:span text:style-name="T6">124</text:span><text:span text:style-name="T7">地號興建蓄水池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卑南鄉鎮樂段</text:span><text:span text:style-name="T6">124</text:span><text:span text:style-name="T7">地號興建蓄水池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35" table:style-name="ce10">
            <text:p>35</text:p>
          </table:table-cell>
          <table:table-cell office:value-type="float" office:value="35" table:style-name="ce10">
            <text:p>3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度改善校園廣播器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84" table:style-name="ce10">
            <text:p>84</text:p>
          </table:table-cell>
          <table:table-cell office:value-type="float" office:value="84" table:style-name="ce10">
            <text:p>8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卑南鄉太平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長濱鄉中濱段掃別小段</text:span><text:span text:style-name="T6">398</text:span><text:span text:style-name="T7">地號興建</text:span><text:span text:style-name="T6">100</text:span><text:span text:style-name="T7">頓蓄水池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與教學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4" table:style-name="ce10">
            <text:p>94</text:p>
          </table:table-cell>
          <table:table-cell office:value-type="float" office:value="94" table:style-name="ce10">
            <text:p>9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灣小米露文化藝術服務團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加羅板集會所旁廣場整建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9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台東建農教會冷氣設備冷氣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台灣基督教蒙恩宣教中心台東建農教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祥利冷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冷氣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北極宮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信光電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利吉分校</text:span><text:span text:style-name="T6">106</text:span><text:span text:style-name="T7">年度改善及充實教學環境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卑南鄉富山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和沛商業社</text:span><text:span text:style-name="T11">,</text:span><text:span text:style-name="T12">冠成家電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利吉分校</text:span><text:span text:style-name="T6">106</text:span><text:span text:style-name="T7">年度改善及充實教學環境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卑南鄉富山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冠成家電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琮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臺東市吉林路二段</text:span><text:span text:style-name="T6">699</text:span><text:span text:style-name="T7">巷</text:span><text:span text:style-name="T6">22</text:span><text:span text:style-name="T7">號排水溝改善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10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新興村舊幼兒園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永詮企業社</text:span><text:span text:style-name="T11">,</text:span><text:span text:style-name="T12">中華鐵櫃家具行</text:span><text:span text:style-name="T11">,</text:span><text:span text:style-name="T12">大同綜合訊電股份有限公司</text:span><text:span text:style-name="T11">,</text:span><text:span text:style-name="T12">捷宇電腦企業社</text:span><text:span text:style-name="T11">,</text:span><text:span text:style-name="T12">前極視聽音響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安全檢查器材及標準量桶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加油站商業同業公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環境</text:span><text:span text:style-name="T6">-</text:span><text:span text:style-name="T7">分離式冷氣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鹿野國民中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馬卡巴嗨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部落樂團樂器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鄉查拉密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王駿樂器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電腦點歌機、總電源順序控制器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豐田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前極視聽音響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池上鄉萬安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全行</text:span><text:span text:style-name="T11">,</text:span><text:span text:style-name="T12">大同綜合訊電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改善教育環境設備</text:span></text:p>
          </table:table-cell>
          <table:table-cell office:value-type="string" table:style-name="ce9">
            <text:p><text:span text:style-name="T7">綠島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綠島鄉公館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兆鑫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社區守望相助隊巡邏機車及無線對講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市建業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外籍兵團企業社</text:span><text:span text:style-name="T11">,</text:span><text:span text:style-name="T12">浚貿機車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富榮路產業道路支線增設擋土牆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9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溫泉教會冷氣機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台灣基督長老教會原住民教會溫泉教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東源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辦公椅、活動櫃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社團法人台灣安心家庭關懷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泰鐵櫃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尚武村金虎路興建擋土牆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武往新化農路邊坡環境改善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300" table:style-name="ce10">
            <text:p>300</text:p>
          </table:table-cell>
          <table:table-cell office:value-type="float" office:value="300" table:style-name="ce10">
            <text:p>3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監視器裝設</text:span><text:span text:style-name="T6">(</text:span><text:span text:style-name="T7">和平路口</text:span><text:span text:style-name="T6">)</text:span><text:span text:style-name="T7">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卑南鄉太平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立國商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農民活動中心教育訓練場所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盛發農機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多功能事務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紀守常紀念文教基金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海端鄉廣原段</text:span><text:span text:style-name="T6">1149</text:span><text:span text:style-name="T7">地號興建</text:span><text:span text:style-name="T6">100</text:span><text:span text:style-name="T7">噸蓄水池工程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巴布麓部落文化健康站廚房</text:span><text:span text:style-name="T6">(</text:span><text:span text:style-name="T7">貨櫃</text:span><text:span text:style-name="T6">)</text:span><text:span text:style-name="T7">裝修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微笑工程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村辦公處</text:span><text:span text:style-name="T6">-</text:span><text:span text:style-name="T7">會議桌、塑鋼折合椅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里壠里辦公處</text:span><text:span text:style-name="T6">-</text:span><text:span text:style-name="T7">增設</text:span><text:span text:style-name="T6">LED</text:span><text:span text:style-name="T7">字幕機遮雨篷等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永順鋁鐵器材料行</text:span><text:span text:style-name="T11">,</text:span><text:span text:style-name="T12">建誠電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防颱百葉窗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康樂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有美鋁門窗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</text:span><text:span text:style-name="T7">購置擴音器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關山鎮體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前極視聽音響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秀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雙語門銜看板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岩灣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健康步道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岩灣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蘭馨文教事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救災及水上救生器材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4" table:style-name="ce10">
            <text:p>94</text:p>
          </table:table-cell>
          <table:table-cell office:value-type="float" office:value="94" table:style-name="ce10">
            <text:p>9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中華民國紅十字會臺灣省臺東縣支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臺東分局寶桑派出所電腦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明峻電腦資訊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關山分局第三組</text:span><text:span text:style-name="T6">-</text:span><text:span text:style-name="T7">本分局二樓禮堂屋頂防水修繕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89" table:style-name="ce10">
            <text:p>89</text:p>
          </table:table-cell>
          <table:table-cell office:value-type="float" office:value="89" table:style-name="ce10">
            <text:p>8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昕豐營造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分局都蘭派出所</text:span><text:span text:style-name="T6">-</text:span><text:span text:style-name="T7">本車棚鐵架及員警待勤室修繕工程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順利工程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東河鄉都蘭蕃荔枝產銷班第</text:span><text:span text:style-name="T6">2</text:span><text:span text:style-name="T7">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東河鄉都蘭蕃荔枝產銷班第</text:span><text:span text:style-name="T6">2</text:span><text:span text:style-name="T7">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忠仁、和平路燈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朝陽水電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089</text:span><text:span text:style-name="T7">快樂農場</text:span><text:span text:style-name="T6">-</text:span><text:span text:style-name="T7">開心廚房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有限責任臺東有機友善農業產銷合作社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東昇廚具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謝賢裕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音響擴大機等相關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臺東市岩灣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兆鑫企業社</text:span><text:span text:style-name="T11">,</text:span><text:span text:style-name="T12">成功教育用品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中山里辦公處照相器材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市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百科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守望相助隊</text:span><text:span text:style-name="T6">-</text:span><text:span text:style-name="T7">推式割草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富豐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有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鹿野村南谷口道路改善工程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鹿野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社區食物銀行分離式冷氣等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76" table:style-name="ce10">
            <text:p>76</text:p>
          </table:table-cell>
          <table:table-cell office:value-type="float" office:value="76" table:style-name="ce10">
            <text:p>7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鹿野鄉永安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同綜合訊電股份有限公司</text:span><text:span text:style-name="T11">,</text:span><text:span text:style-name="T12">邏爵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作業用電腦及周邊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49" table:style-name="ce10">
            <text:p>49</text:p>
          </table:table-cell>
          <table:table-cell office:value-type="float" office:value="49" table:style-name="ce10">
            <text:p>4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鹿野鄉永安農業用水管理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邏爵有限公司</text:span><text:span text:style-name="T11">,</text:span><text:span text:style-name="T12">大同綜合訊電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木球場鋁製球門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體育會木球委員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後花園休閒園藝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周達三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安裝電動拉門、捲門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新港國民中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都蘭鐵工廠</text:span>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東部中會長濱教會影印機及投影機設備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65" table:style-name="ce10">
            <text:p>65</text:p>
          </table:table-cell>
          <table:table-cell office:value-type="float" office:value="65" table:style-name="ce10">
            <text:p>6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臺灣基督長老教會東部中會長濱教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互盛股份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80" table:style-name="ce10">
            <text:p>8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德高部落文化健康站辦公室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關山鎮部落文化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同綜合訊電股份有限公司</text:span><text:span text:style-name="T11">,</text:span><text:span text:style-name="T12">湛之泉實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輔導特用作物（咖啡）產銷班第</text:span><text:span text:style-name="T6">2</text:span><text:span text:style-name="T7">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34" table:style-name="ce10">
            <text:p>34</text:p>
          </table:table-cell>
          <table:table-cell office:value-type="float" office:value="34" table:style-name="ce10">
            <text:p>3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原興農機行</text:span><text:span text:style-name="T11">,</text:span><text:span text:style-name="T12">全美商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輔導特用作物（咖啡）產銷班第</text:span><text:span text:style-name="T6">2</text:span><text:span text:style-name="T7">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日盛商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泰源梅子產銷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全美商行</text:span><text:span text:style-name="T11">,</text:span><text:span text:style-name="T12">福興農機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馬蘭社區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捷宇電腦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農業推廣教育中心─廣場瀝青混凝土鋪設工程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220" table:style-name="ce10">
            <text:p>220</text:p>
          </table:table-cell>
          <table:table-cell office:value-type="float" office:value="220" table:style-name="ce10">
            <text:p>2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地區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新增辦公室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觀光夜市促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一家傢俱行</text:span><text:span text:style-name="T11">,</text:span><text:span text:style-name="T12">駿輝電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分局初來派出所冷氣機及電冰箱等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48" table:style-name="ce10">
            <text:p>48</text:p>
          </table:table-cell>
          <table:table-cell office:value-type="float" office:value="48" table:style-name="ce10">
            <text:p>4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益發電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充電式車頂警示燈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超值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交通警察隊充電式車頂警示燈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超值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新港區漁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華榮電器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新興村充實監視器材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office:value-type="string" table:style-name="ce12">
            <text:p><text:span text:style-name="T12">小額採購」</text:span></text:p>
          </table:table-cell>
          <table:table-cell office:value-type="string" table:style-name="ce12">
            <text:p><text:span text:style-name="T12">兆鑫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鳳梨釋迦產銷班第</text:span><text:span text:style-name="T6">38</text:span><text:span text:style-name="T7">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全美行</text:span><text:span text:style-name="T11">,</text:span><text:span text:style-name="T12">忠勝地磅工程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活動用戶外廣播第二期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蘭嶼鄉野銀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外籍兵團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白板、會議桌、椅子、擴音機等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成功鎮三仙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芝田、高台路燈增設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48" table:style-name="ce10">
            <text:p>48</text:p>
          </table:table-cell>
          <table:table-cell office:value-type="float" office:value="48" table:style-name="ce10">
            <text:p>4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永安部落引水設施改善工程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style-name="ce10">
            <text:p>1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鹿野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學年度改善教學環境</text:span><text:span text:style-name="T6">-</text:span><text:span text:style-name="T7">增設洗衣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5" table:style-name="ce10">
            <text:p>25</text:p>
          </table:table-cell>
          <table:table-cell office:value-type="float" office:value="25" table:style-name="ce10">
            <text:p>2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豐田國民中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益發電器行</text:span>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延平鄉永陵、武陵、紅葉、康源、鸞山等地號興建</text:span><text:span text:style-name="T6">16</text:span><text:span text:style-name="T7">座</text:span><text:span text:style-name="T6">100</text:span><text:span text:style-name="T7">噸蓄水池工程</text:span></text:p>
          </table:table-cell>
          <table:table-cell office:value-type="string" table:style-name="ce9">
            <text:p><text:span text:style-name="T7">延平鄉</text:span></text:p>
          </table:table-cell>
          <table:table-cell office:value-type="float" office:value="3200" table:style-name="ce10">
            <text:p>3200</text:p>
          </table:table-cell>
          <table:table-cell office:value-type="float" office:value="3200" table:style-name="ce10">
            <text:p>3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保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割草機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池上國民中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亞洲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達仁鄉蔬菜產銷第一班農業產銷班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太麻里地區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有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李建智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監視系統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建和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捷宇通訊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電子資訊顯示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關山鎮關山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元組資訊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東河鄉興隆番荔枝產銷班第</text:span><text:span text:style-name="T6">2</text:span><text:span text:style-name="T7">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28" table:style-name="ce10">
            <text:p>28</text:p>
          </table:table-cell>
          <table:table-cell office:value-type="float" office:value="28" table:style-name="ce10">
            <text:p>2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原興農機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轄內路燈改善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達仁鄉安朔小米產銷班班場所內部設施</text:span><text:span text:style-name="T6">-</text:span><text:span text:style-name="T7">電腦主機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地區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北淞企業有限公司</text:span><text:span text:style-name="T11">,</text:span><text:span text:style-name="T12">中華鐵櫃家具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學年度改善教學環境</text:span><text:span text:style-name="T6">-</text:span><text:span text:style-name="T7">原木會議桌椅組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海端鄉廣原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海端鄉加拿段、崁頂段、海端段、廣原段、霧鹿段、利稻段等</text:span><text:span text:style-name="T6">8</text:span><text:span text:style-name="T7">座</text:span><text:span text:style-name="T6">100</text:span><text:span text:style-name="T7">噸坡地灌溉蓄水池工程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1600" table:style-name="ce10">
            <text:p>1600</text:p>
          </table:table-cell>
          <table:table-cell office:value-type="float" office:value="1600" table:style-name="ce10">
            <text:p>16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臺東縣政府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9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中國青年救國團直屬臺灣省臺東縣團務指導委員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蔚宏資訊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利稻教會音響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灣基督長老教會布農中會利稻教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達萬舊部落道路整修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笆札筏段擋土牆興建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11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辦公室</text:span><text:span text:style-name="T6">-</text:span><text:span text:style-name="T7">不斷電系統、數位電子看板等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84" table:style-name="ce10">
            <text:p>84</text:p>
          </table:table-cell>
          <table:table-cell office:value-type="float" office:value="84" table:style-name="ce10">
            <text:p>8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雅瑞科技股份有限公司</text:span><text:span text:style-name="T11">,</text:span><text:span text:style-name="T12">偉晨科技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充實辦公廳及議事廳</text:span><text:span text:style-name="T6">-</text:span><text:span text:style-name="T7">實木議事桌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民代表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瑞和村周邊環境改善工程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鹿野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秀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辦公</text:span><text:span text:style-name="T6">-</text:span><text:span text:style-name="T7">桌上型電腦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民眾服務社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富名電料行</text:span><text:span text:style-name="T11">,</text:span><text:span text:style-name="T12">北淞企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辦公</text:span><text:span text:style-name="T6">-</text:span><text:span text:style-name="T7">攜帶式無線擴音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民眾服務社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翰誠企業有限公司</text:span><text:span text:style-name="T11">,</text:span><text:span text:style-name="T12">國利電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登記課除濕機、電動釘書機、平板電腦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太麻里地政事務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百美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窗簾裝修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成功地政事務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和建行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等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198" table:style-name="ce10">
            <text:p>198</text:p>
          </table:table-cell>
          <table:table-cell office:value-type="float" office:value="198" table:style-name="ce10">
            <text:p>1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蘭嶼鄉漁人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德高里北庄社區活動中心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0" table:style-name="ce10">
            <text:p>9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關山鎮北庄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12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改善教學環境</text:span><text:span text:style-name="T6">--</text:span><text:span text:style-name="T7">教室輕隔間及視聽舞台改裝修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105<text:span text:style-name="T10">應付歲出保留款</text:span><text:span text:style-name="T9">-(</text:span><text:span text:style-name="T10">略</text:span><text:span text:style-name="T9">)-</text:span><text:span text:style-name="T10">對政府機關之補助</text:span></text:p>
          </table:table-cell>
          <table:table-cell office:value-type="string" table:style-name="ce9">
            <text:p><text:span text:style-name="T7">臺東縣臺東市岩灣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佑昌室內裝修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分離式冷氣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農耕及畜牧業職業工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木易科技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真空包裝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永續發展學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創寶特殊精密工業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天主堂全彩顯示幕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花蓮教區關山天主堂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宏宜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初來天主堂電冰箱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初來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錦屏天主堂筆記型電腦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錦屏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霧鹿天主堂折合桌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霧鹿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加拿天主堂單槍投影機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加拿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13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人事室改善辦公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翰誠企業有限公司</text:span><text:span text:style-name="T11">,</text:span><text:span text:style-name="T12">建成通訊行</text:span><text:span text:style-name="T11">,</text:span><text:span text:style-name="T12">大同綜合訊電股份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吳秀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馬蘭里路口監視器系統裝置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馬蘭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武林資訊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臺東分局寶桑派出所安全窗修繕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臺東分局富岡派出所巡邏車專用停車棚修繕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6" table:style-name="ce10">
            <text:p>96</text:p>
          </table:table-cell>
          <table:table-cell office:value-type="float" office:value="96" table:style-name="ce10">
            <text:p>9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臺東市大康樂聚會所</text:span><text:span text:style-name="T6">-</text:span><text:span text:style-name="T7">通風扇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8" table:style-name="ce10">
            <text:p>28</text:p>
          </table:table-cell>
          <table:table-cell office:value-type="float" office:value="28" table:style-name="ce10">
            <text:p>2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原住民伊濘文化協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國信商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金峰鄉意象標示工程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關山大隊海端分隊</text:span><text:span text:style-name="T6">-</text:span><text:span text:style-name="T7">桌上型電腦等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94" table:style-name="ce10">
            <text:p>94</text:p>
          </table:table-cell>
          <table:table-cell office:value-type="float" office:value="94" table:style-name="ce10">
            <text:p>9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消防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筆記型電腦等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198" table:style-name="ce10">
            <text:p>198</text:p>
          </table:table-cell>
          <table:table-cell office:value-type="float" office:value="198" table:style-name="ce10">
            <text:p>1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蘭嶼鄉紅頭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順那家政班場所研習用</text:span><text:span text:style-name="T6">-</text:span><text:span text:style-name="T7">變頻冷氣機等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東聯企業社</text:span><text:span text:style-name="T11">,</text:span><text:span text:style-name="T12">木易科技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順那家政班場所研習用</text:span><text:span text:style-name="T6">-</text:span><text:span text:style-name="T7">變頻冷氣機等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木易科技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作業用筆記型電腦及周邊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鹿野鄉生活美學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校園廣播系統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成功鎮信義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成功教育用品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德高老柚子產銷班農業生產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table:style-name="ce12"/>
          <table:table-cell office:value-type="string" table:style-name="ce12">
            <text:p><text:span text:style-name="T12">高唯企業股份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卡大地布文化園區</text:span><text:span text:style-name="T6">-</text:span><text:span text:style-name="T7">監視系統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卡大地布文化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鴻億工程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長濱村齒草埔農路改善工程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長濱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訓練科辦公</text:span><text:span text:style-name="T6">-</text:span><text:span text:style-name="T7">平板電腦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7" table:style-name="ce10">
            <text:p>17</text:p>
          </table:table-cell>
          <table:table-cell office:value-type="float" office:value="17" table:style-name="ce10">
            <text:p>17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明峻電腦資訊社</text:span>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海端鄉新武農路改善工程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300" table:style-name="ce10">
            <text:p>300</text:p>
          </table:table-cell>
          <table:table-cell office:value-type="float" office:value="300" table:style-name="ce10">
            <text:p>3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梅子加工廠軌道柵門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凱裕企業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多功能影印機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鄉德其里文化永續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萬寶全股份有限公司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吳景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投影機等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大武鄉大武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自造教育中心樓梯牆面美化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初鹿國民中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東河鄉南河段</text:span><text:span text:style-name="T6">887</text:span><text:span text:style-name="T7">地號坡地灌溉蓄水池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style-name="ce10">
            <text:p>1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東河鄉南河段</text:span><text:span text:style-name="T6">887</text:span><text:span text:style-name="T7">地號坡地灌溉蓄水池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馬蘭派出所員警勤務專用個人置物櫃修繕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饒慶鈴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忠仁里里辦公處音響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及教學</text:span><text:span text:style-name="T6">-</text:span><text:span text:style-name="T7">筆記型電腦等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社團法人臺灣南島語文生活創意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如意電氣行</text:span><text:span text:style-name="T11">,</text:span><text:span text:style-name="T12">順心資訊行</text:span></text:p>
          </table:table-cell>
          <table:table-cell table:number-columns-repeated="16375"/>
        </table:table-row>
        <table:table-row table:style-name="ro12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</text:span><text:span text:style-name="T6">-</text:span><text:span text:style-name="T7">可調式置物架等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string" table:style-name="ce11">
            <text:p>105<text:span text:style-name="T10">應付歲出保留款</text:span><text:span text:style-name="T9">-(</text:span><text:span text:style-name="T10">略</text:span><text:span text:style-name="T9">)-</text:span><text:span text:style-name="T10">對政府機關之補助</text:span></text:p>
          </table:table-cell>
          <table:table-cell office:value-type="string" table:style-name="ce9">
            <text:p><text:span text:style-name="T7">臺東縣卑南鄉富山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成功教育用品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部落辦公室</text:span><text:span text:style-name="T6">-</text:span><text:span text:style-name="T7">桌上型電腦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38" table:style-name="ce10">
            <text:p>38</text:p>
          </table:table-cell>
          <table:table-cell office:value-type="float" office:value="38" table:style-name="ce10">
            <text:p>3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原住民伊濘文化協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明峻電腦資訊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農產溯源驗真管理系統軟體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農地圖資管理暨圖資作業</text:span><text:span text:style-name="T6">-</text:span><text:span text:style-name="T7">桌上型電腦等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成功鎮公所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和沛商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美和派出所充實廳舍辦公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武分局美和派出所辦公廳舍環境改善工程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卡拉</text:span><text:span text:style-name="T6">OK</text:span><text:span text:style-name="T7">音響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原住民族南迴得力全人關懷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環境空氣品質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2" table:style-name="ce10">
            <text:p>92</text:p>
          </table:table-cell>
          <table:table-cell office:value-type="float" office:value="92" table:style-name="ce10">
            <text:p>92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海龍門天聖宮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台東液化石油氣企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東河鄉南河段</text:span><text:span text:style-name="T6">664</text:span><text:span text:style-name="T7">擋土設施改善工程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東河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加路蘭天主堂綜合擴大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加路蘭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東河鄉農會真空包裝機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大慶包裝機械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成功鎮三民里農路排水溝興建工程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東海運動公園籃球場夜間照明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體育場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盛群電氣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臺東分局蘭嶼分駐所廳舍頂樓防水及待勤室補漆修繕工程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改善運動場工程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海端鄉加拿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社區辦公室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189" table:style-name="ce10">
            <text:p>189</text:p>
          </table:table-cell>
          <table:table-cell office:value-type="float" office:value="189" table:style-name="ce10">
            <text:p>18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蘭嶼鄉朗島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等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</text:span><text:span text:style-name="T6">Likavung</text:span><text:span text:style-name="T7">呂家望文化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外籍兵團企業社</text:span><text:span text:style-name="T11">,</text:span><text:span text:style-name="T12">正昕電腦資訊社</text:span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68" table:style-name="ce10">
            <text:p>68</text:p>
          </table:table-cell>
          <table:table-cell office:value-type="float" office:value="68" table:style-name="ce10">
            <text:p>6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蘭嶼鄉東清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改善教學環境</text:span><text:span text:style-name="T6">-</text:span><text:span text:style-name="T7">辦公室及集會教室訂製木櫃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卑南鄉富山國民小學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珩兵輕鋼架裝潢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卑南鄉初鹿三街水源頭農路截水溝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卑南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正興村充實農業灌溉用水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金崙派出所一電腦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飲水機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8" table:style-name="ce10">
            <text:p>28</text:p>
          </table:table-cell>
          <table:table-cell office:value-type="float" office:value="28" table:style-name="ce10">
            <text:p>2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社團法人台灣安心家庭關懷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東海運動公園桌球館辦公室環境天花板及日光燈更新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體育場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駿龍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教室飲水機及影印機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蘭嶼鄉東清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</text:span><text:span text:style-name="T6">-</text:span><text:span text:style-name="T7">彩色雷射印表機等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80" table:style-name="ce10">
            <text:p>80</text:p>
          </table:table-cell>
          <table:table-cell office:value-type="float" office:value="80" table:style-name="ce10">
            <text:p>8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達仁鄉新化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太麻里分駐所</text:span><text:span text:style-name="T6">-</text:span><text:span text:style-name="T7">窗型冷氣機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關山分局勤務指揮中心二樓禮堂防火隔間修繕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霧鹿教會</text:span><text:span text:style-name="T6">-</text:span><text:span text:style-name="T7">桌上型電腦等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灣基督長老教會布農中會霧鹿教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陳宏宗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關山鎮環鎮自行車道及親水公園水溝蓋板等設施改善工程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縣立體育場及東海運動公園桌球館設施及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40" table:style-name="ce10">
            <text:p>40</text:p>
          </table:table-cell>
          <table:table-cell office:value-type="float" office:value="40" table:style-name="ce10">
            <text:p>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體育場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竣園企業社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高美珠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會議室及校長室冷氣設備</text:span></text:p>
          </table:table-cell>
          <table:table-cell office:value-type="string" table:style-name="ce9">
            <text:p><text:span text:style-name="T7">長濱鄉</text:span></text:p>
          </table:table-cell>
          <table:table-cell office:value-type="float" office:value="96" table:style-name="ce10">
            <text:p>96</text:p>
          </table:table-cell>
          <table:table-cell office:value-type="float" office:value="96" table:style-name="ce10">
            <text:p>9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長濱國民中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王飛龍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電冰箱、碎紙機及相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代天府王爺廟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點歌機等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池上鄉喇密特文化藝術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天龍電器冷凍行</text:span>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原住民教會東部排灣中會分離式冷氣機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臺灣基督長老教會原住民教會東部排灣中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泰源家政班</text:span><text:span text:style-name="T6">-</text:span><text:span text:style-name="T7">烹飪研習用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70" table:style-name="ce10">
            <text:p>70</text:p>
          </table:table-cell>
          <table:table-cell office:value-type="float" office:value="70" table:style-name="ce10">
            <text:p>7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賓茂村充實農業灌溉用水設備</text:span></text:p>
          </table:table-cell>
          <table:table-cell office:value-type="string" table:style-name="ce9">
            <text:p><text:span text:style-name="T7">金峰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金峰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胡秋金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東海運動公園入口車阻堤防進出車阻改善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8" table:style-name="ce10">
            <text:p>98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立體育場</text:span></text:p>
          </table:table-cell>
          <table:table-cell office:value-type="string" table:style-name="ce12">
            <text:p><text:span text:style-name="T12">小額採購</text:span></text:p>
          </table:table-cell>
          <table:table-cell office:value-type="string" table:style-name="ce12">
            <text:p><text:span text:style-name="T12">朝祥企業有限公司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鳥村集會所舞台地板及廁所修繕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大武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武陵社區布古拉夫農特產市集啟用</text:span><text:span text:style-name="T6">-</text:span><text:span text:style-name="T7">手提電腦設備</text:span></text:p>
          </table:table-cell>
          <table:table-cell office:value-type="string" table:style-name="ce9">
            <text:p><text:span text:style-name="T7">延平鄉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延平鄉武陵社區發展協會</text:span></text:p>
          </table:table-cell>
          <table:table-cell office:value-type="string" table:style-name="ce12">
            <text:p><text:span text:style-name="T12">逕洽廠商辦理</text:span></text:p>
          </table:table-cell>
          <table:table-cell office:value-type="string" table:style-name="ce12">
            <text:p><text:span text:style-name="T12">佳能行</text:span>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<text:span text:style-name="T7">許進榮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南美山路燈增設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學年度充實教室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大武鄉大武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9">
          <table:table-cell office:value-type="string" table:style-name="ce9">
            <text:p><text:span text:style-name="T7">張萬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鹿野堂區瑞源天主堂音響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84" table:style-name="ce10">
            <text:p>84</text:p>
          </table:table-cell>
          <table:table-cell office:value-type="float" office:value="84" table:style-name="ce10">
            <text:p>8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天主教會花蓮教區鹿野堂區瑞源天主堂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海端鄉廣原段</text:span><text:span text:style-name="T6">328</text:span><text:span text:style-name="T7">、</text:span><text:span text:style-name="T6">599</text:span><text:span text:style-name="T7">地號坡地灌溉蓄水池工程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440" table:style-name="ce10">
            <text:p>440</text:p>
          </table:table-cell>
          <table:table-cell office:value-type="float" office:value="440" table:style-name="ce10">
            <text:p>44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土保持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割草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福基兒阿美族文化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江堅壽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部落廚房</text:span><text:span text:style-name="T6">-</text:span><text:span text:style-name="T7">急速冷凍冰箱設備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</text:span><text:span text:style-name="T6">Likavung</text:span><text:span text:style-name="T7">呂家望文化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校園教學環境</text:span><text:span text:style-name="T6">-</text:span><text:span text:style-name="T7">電子琴等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達仁鄉土坂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金峰鄉正興番荔枝產銷班班場所</text:span><text:span text:style-name="T6">-</text:span><text:span text:style-name="T7">電腦主機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38" table:style-name="ce10">
            <text:p>38</text:p>
          </table:table-cell>
          <table:table-cell office:value-type="float" office:value="38" table:style-name="ce10">
            <text:p>3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太麻里地區農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烘焙訓練場域－</text:span><text:span text:style-name="T6">4</text:span><text:span text:style-name="T7">尺</text:span><text:span text:style-name="T6">4</text:span><text:span text:style-name="T7">門風冷全凍麵團冰箱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臺東縣私立牧心智能發展中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部落會議</text:span><text:span text:style-name="T6">-</text:span><text:span text:style-name="T7">移動式音響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太麻里鄉拉勞蘭部落文化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環境綠美化</text:span><text:span text:style-name="T6">-</text:span><text:span text:style-name="T7">割草機等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東河鄉興隆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劉純歌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環境綠美化</text:span><text:span text:style-name="T6">-</text:span><text:span text:style-name="T7">割草機等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東河鄉興隆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教學－訂製提琴置放櫃等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95" table:style-name="ce10">
            <text:p>95</text:p>
          </table:table-cell>
          <table:table-cell office:value-type="float" office:value="95" table:style-name="ce10">
            <text:p>9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池上鄉大坡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陳志峰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</text:span><text:span text:style-name="T6">106</text:span><text:span text:style-name="T7">年度改善校園教學等設備</text:span></text:p>
          </table:table-cell>
          <table:table-cell office:value-type="string" table:style-name="ce9">
            <text:p><text:span text:style-name="T7">太麻里鄉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太麻里鄉大王國民小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校務</text:span><text:span text:style-name="T6">-</text:span><text:span text:style-name="T7">影像剪輯系統等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台東縣立蘭嶼高級中學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黃天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會議</text:span><text:span text:style-name="T6">-</text:span><text:span text:style-name="T7">擴音機等設備</text:span></text:p>
          </table:table-cell>
          <table:table-cell office:value-type="string" table:style-name="ce9">
            <text:p><text:span text:style-name="T7">蘭嶼鄉</text:span></text:p>
          </table:table-cell>
          <table:table-cell office:value-type="float" office:value="94" table:style-name="ce10">
            <text:p>94</text:p>
          </table:table-cell>
          <table:table-cell office:value-type="float" office:value="94" table:style-name="ce10">
            <text:p>94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蘭嶼鄉椰油社區發展協會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7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多功能事務機及攝影機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東縣台東市四維社區發展協會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翁麗吟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辦公照明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民眾服務社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吳秀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充實辦公照明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民眾服務社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賓朗村頂永豐道路轉彎處改善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99" table:style-name="ce10">
            <text:p>99</text:p>
          </table:table-cell>
          <table:table-cell office:value-type="float" office:value="99" table:style-name="ce10">
            <text:p>99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卑南鄉公所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張全馨嵐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</text:span><text:span text:style-name="T6">106</text:span><text:span text:style-name="T7">年度改善及充實教學環境</text:span><text:span text:style-name="T6">-</text:span><text:span text:style-name="T7">置物櫃設備</text:span></text:p>
          </table:table-cell>
          <table:table-cell office:value-type="string" table:style-name="ce9">
            <text:p><text:span text:style-name="T7">海端鄉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海端鄉廣原國民小學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少年警察隊</text:span><text:span text:style-name="T6">-</text:span><text:span text:style-name="T7">筆記型電腦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設備</text:span></text:p>
          </table:table-cell>
          <table:table-cell office:value-type="string" table:style-name="ce9">
            <text:p><text:span text:style-name="T7">池上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池上鄉富興社區發展協會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7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兒童兼老人會館</text:span><text:span text:style-name="T6">-</text:span><text:span text:style-name="T7">分離式冷氣機等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台灣原住民族東美文教終身學習協會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戶外大型活動</text:span><text:span text:style-name="T6">-</text:span><text:span text:style-name="T7">電腦等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原住民文化暨產業發展協會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北源柑桔林家政班教室</text:span><text:span text:style-name="T6">-</text:span><text:span text:style-name="T7">一層一盤下櫥櫃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42" table:style-name="ce10">
            <text:p>42</text:p>
          </table:table-cell>
          <table:table-cell office:value-type="float" office:value="42" table:style-name="ce10">
            <text:p>42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河鄉農會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廳舍</text:span><text:span text:style-name="T6">-</text:span><text:span text:style-name="T7">分離式冷氣設備</text:span></text:p>
          </table:table-cell>
          <table:table-cell office:value-type="string" table:style-name="ce9">
            <text:p><text:span text:style-name="T7">成功鎮</text:span>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0">
            <text:p>45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成功鎮公所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蔡玉玲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達仁分駐所充實辦公</text:span><text:span text:style-name="T6">-</text:span><text:span text:style-name="T7">數位攝影機等設備</text:span></text:p>
          </table:table-cell>
          <table:table-cell office:value-type="string" table:style-name="ce9">
            <text:p><text:span text:style-name="T7">達仁鄉</text:span></text:p>
          </table:table-cell>
          <table:table-cell office:value-type="float" office:value="58" table:style-name="ce10">
            <text:p>58</text:p>
          </table:table-cell>
          <table:table-cell office:value-type="float" office:value="58" table:style-name="ce10">
            <text:p>5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章正輝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大武分局充實辦公等設備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8" table:style-name="ce10">
            <text:p>98</text:p>
          </table:table-cell>
          <table:table-cell office:value-type="float" office:value="98" table:style-name="ce10">
            <text:p>98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公室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社團法人臺東縣自閉症協進會</text:span></text:p>
          </table:table-cell>
          <table:table-cell table:number-columns-repeated="2" table:style-name="ce12"/>
          <table:table-cell table:number-columns-repeated="2" table:style-name="ce5"/>
          <table:table-cell office:value-type="string" table:style-name="ce5">
            <text:p><text:s text:c="4"/></text:p>
          </table:table-cell>
          <table:table-cell table:number-columns-repeated="16372"/>
        </table:table-row>
        <table:table-row table:style-name="ro6">
          <table:table-cell office:value-type="string" table:style-name="ce9">
            <text:p><text:span text:style-name="T7">林東滿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辦理活動設備</text:span></text:p>
          </table:table-cell>
          <table:table-cell office:value-type="string" table:style-name="ce9">
            <text:p><text:span text:style-name="T7">東河鄉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東安宮</text:span></text:p>
          </table:table-cell>
          <table:table-cell table:number-columns-repeated="2" table:style-name="ce12"/>
          <table:table-cell table:number-columns-repeated="16375" table:style-name="ce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德高里辦公處充實辦公室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幼兒園教學及保育行政設備</text:span></text:p>
          </table:table-cell>
          <table:table-cell office:value-type="string" table:style-name="ce9">
            <text:p><text:span text:style-name="T7">鹿野鄉</text:span></text:p>
          </table:table-cell>
          <table:table-cell office:value-type="float" office:value="36" table:style-name="ce10">
            <text:p>36</text:p>
          </table:table-cell>
          <table:table-cell office:value-type="float" office:value="36" table:style-name="ce10">
            <text:p>36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鹿野鄉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吳秀華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守望相助巡守隊交通工具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60" table:style-name="ce10">
            <text:p>60</text:p>
          </table:table-cell>
          <table:table-cell office:value-type="float" office:value="60" table:style-name="ce10">
            <text:p>6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臺東縣臺東市富岡社區發展協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臺東分局第二組辦公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豐里派出所辦公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8">
          <table:table-cell office:value-type="string" table:style-name="ce9">
            <text:p><text:span text:style-name="T7">張卓然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卑南鄉鎮樂邊坡改善工程</text:span></text:p>
          </table:table-cell>
          <table:table-cell office:value-type="string" table:style-name="ce9">
            <text:p><text:span text:style-name="T7">卑南鄉</text:span></text:p>
          </table:table-cell>
          <table:table-cell office:value-type="float" office:value="250" table:style-name="ce10">
            <text:p>250</text:p>
          </table:table-cell>
          <table:table-cell office:value-type="float" office:value="250" table:style-name="ce10">
            <text:p>2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設備及投資</text:span><text:span text:style-name="T9">-</text:span><text:span text:style-name="T10">公共建設及設施費</text:span></text:p>
          </table:table-cell>
          <table:table-cell office:value-type="string" table:style-name="ce9">
            <text:p><text:span text:style-name="T7">農業處水保科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尤忠正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大武分局美和派出所備勤室樹脂地板新建工程</text:span></text:p>
          </table:table-cell>
          <table:table-cell office:value-type="string" table:style-name="ce9">
            <text:p><text:span text:style-name="T7">大武鄉</text:span></text:p>
          </table:table-cell>
          <table:table-cell office:value-type="float" office:value="90" table:style-name="ce10">
            <text:p>90</text:p>
          </table:table-cell>
          <table:table-cell office:value-type="float" office:value="90" table:style-name="ce10">
            <text:p>9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政府機關間之補助</text:span></text:p>
          </table:table-cell>
          <table:table-cell office:value-type="string" table:style-name="ce9">
            <text:p><text:span text:style-name="T7">臺東縣警察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方賢仁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臺東市志航路一段</text:span><text:span text:style-name="T6">477</text:span><text:span text:style-name="T7">巷排水溝改善工程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style-name="ce10">
            <text:p>20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臺東市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9">
            <text:p><text:span text:style-name="T7">洪宗楷</text:span></text:p>
          </table:table-cell>
          <table:table-cell office:value-type="string" table:style-name="ce9">
            <text:p><text:span text:style-name="T7">議員建議</text:span><text:span text:style-name="T6">--</text:span><text:span text:style-name="T7">購置電腦伺服器設備</text:span></text:p>
          </table:table-cell>
          <table:table-cell office:value-type="string" table:style-name="ce9">
            <text:p><text:span text:style-name="T7">臺東市</text:span></text:p>
          </table:table-cell>
          <table:table-cell office:value-type="float" office:value="92" table:style-name="ce10">
            <text:p>92</text:p>
          </table:table-cell>
          <table:table-cell office:value-type="float" office:value="92" table:style-name="ce10">
            <text:p>92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國內團體之補助</text:span></text:p>
          </table:table-cell>
          <table:table-cell office:value-type="string" table:style-name="ce9">
            <text:p><text:span text:style-name="T7">財團法人台東縣牧心智能發展中心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6">
          <table:table-cell office:value-type="string" table:style-name="ce9">
            <text:p><text:span text:style-name="T7">黃瑞華</text:span></text:p>
          </table:table-cell>
          <table:table-cell office:value-type="string" table:style-name="ce9">
            <text:p>**<text:span text:style-name="T7">議員建議</text:span><text:span text:style-name="T6">--</text:span><text:span text:style-name="T7">購置辦公室充實辦公設備</text:span></text:p>
          </table:table-cell>
          <table:table-cell office:value-type="string" table:style-name="ce9">
            <text:p><text:span text:style-name="T7">關山鎮</text:span></text:p>
          </table:table-cell>
          <table:table-cell office:value-type="float" office:value="50" table:style-name="ce10">
            <text:p>5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(<text:span text:style-name="T10">議員</text:span><text:span text:style-name="T9">)</text:span><text:span text:style-name="T10">充實經建業務設備</text:span><text:span text:style-name="T9">-(</text:span><text:span text:style-name="T10">經建</text:span><text:span text:style-name="T9">)</text:span><text:span text:style-name="T10">專案計畫業務</text:span><text:span text:style-name="T9">-</text:span><text:span text:style-name="T10">獎補助費</text:span><text:span text:style-name="T9">-</text:span><text:span text:style-name="T10">對地方政府之補助</text:span></text:p>
          </table:table-cell>
          <table:table-cell office:value-type="string" table:style-name="ce9">
            <text:p><text:span text:style-name="T7">臺東縣關山鎮公所</text:span></text:p>
          </table:table-cell>
          <table:table-cell table:number-columns-repeated="2" table:style-name="ce12"/>
          <table:table-cell table:number-columns-repeated="16375"/>
        </table:table-row>
        <table:table-row table:style-name="ro14">
          <table:table-cell office:value-type="string" table:style-name="ce13">
            <text:p>合計</text:p>
          </table:table-cell>
          <table:table-cell table:number-columns-repeated="2" table:style-name="ce14"/>
          <table:table-cell office:value-type="float" office:value="47186" table:formula="msoxl:=SUM(D6:D442)" table:style-name="ce15">
            <text:p><text:s/>47,186<text:s/></text:p>
          </table:table-cell>
          <table:table-cell office:value-type="float" office:value="46836" table:formula="msoxl:=SUM(E6:E442)" table:style-name="ce15">
            <text:p><text:s/>46,836<text:s/></text:p>
          </table:table-cell>
          <table:table-cell table:number-columns-repeated="4" table:style-name="ce14"/>
          <table:table-cell table:number-columns-repeated="16375"/>
        </table:table-row>
        <table:table-row table:number-rows-repeated="1048133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Windows 使用者</dc:creator>
    <meta:creation-date>2001-01-31T06:15:04Z</meta:creation-date>
    <dc:date>2018-02-27T03:03:38Z</dc:date>
    <meta:print-date>2018-02-07T05:49:57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